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fo:font-weight="bold" officeooo:rsid="0020252e" officeooo:paragraph-rsid="0020252e"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Times New Roman" fo:font-size="12pt" officeooo:rsid="001dd443" officeooo:paragraph-rsid="0020252e" style:font-size-asian="12pt" style:font-size-complex="12pt"/>
    </style:style>
    <style:style style:name="P3" style:family="paragraph" style:parent-style-name="Text_20_body">
      <style:paragraph-properties fo:text-align="justify" style:justify-single-word="false"/>
      <style:text-properties style:font-name="Times New Roman" fo:font-size="12pt" officeooo:rsid="001dd443" officeooo:paragraph-rsid="002f09df" style:font-size-asian="12pt" style:font-size-complex="12pt"/>
    </style:style>
    <style:style style:name="P4"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Times New Roman" fo:font-size="12pt" fo:font-weight="normal" officeooo:rsid="002f09df" officeooo:paragraph-rsid="002f09df" style:font-size-asian="12pt" style:font-weight-asian="normal" style:font-size-complex="12pt" style:font-weight-complex="normal"/>
    </style:style>
    <style:style style:name="P6" style:family="paragraph" style:parent-style-name="Standard">
      <style:text-properties fo:font-weight="bold" officeooo:rsid="001d5bc0" officeooo:paragraph-rsid="001d5bc0" style:font-weight-asian="bold" style:font-weight-complex="bold"/>
    </style:style>
    <style:style style:name="P7" style:family="paragraph" style:parent-style-name="Standard">
      <style:text-properties fo:font-weight="bold" officeooo:rsid="001d5bc0" officeooo:paragraph-rsid="001e44e1" style:font-weight-asian="bold" style:font-weight-complex="bold"/>
    </style:style>
    <style:style style:name="P8" style:family="paragraph" style:parent-style-name="Standard">
      <style:text-properties fo:font-weight="bold" officeooo:rsid="001e44e1" officeooo:paragraph-rsid="001e44e1" style:font-weight-asian="bold" style:font-weight-complex="bold"/>
    </style:style>
    <style:style style:name="P9" style:family="paragraph" style:parent-style-name="Standard">
      <style:text-properties fo:font-weight="bold" officeooo:rsid="0020252e" officeooo:paragraph-rsid="0020252e" style:font-weight-asian="bold" style:font-weight-complex="bold"/>
    </style:style>
    <style:style style:name="P10" style:family="paragraph" style:parent-style-name="Standard">
      <style:text-properties fo:font-weight="bold" officeooo:rsid="00288b06" officeooo:paragraph-rsid="00288b06" style:font-weight-asian="bold" style:font-weight-complex="bold"/>
    </style:style>
    <style:style style:name="P11" style:family="paragraph" style:parent-style-name="Standard">
      <style:text-properties fo:font-weight="normal" officeooo:rsid="0026b9fe" officeooo:paragraph-rsid="0026b9fe" style:font-weight-asian="normal" style:font-weight-complex="normal"/>
    </style:style>
    <style:style style:name="P12" style:family="paragraph" style:parent-style-name="Standard">
      <style:text-properties fo:font-weight="normal" officeooo:rsid="00293c4d" officeooo:paragraph-rsid="00293c4d" style:font-weight-asian="normal" style:font-weight-complex="normal"/>
    </style:style>
    <style:style style:name="P13" style:family="paragraph" style:parent-style-name="Standard">
      <style:text-properties fo:font-weight="normal" officeooo:rsid="00293c4d" officeooo:paragraph-rsid="002a784e" style:font-weight-asian="normal" style:font-weight-complex="normal"/>
    </style:style>
    <style:style style:name="P14" style:family="paragraph" style:parent-style-name="Text_20_body">
      <style:paragraph-properties fo:text-align="justify" style:justify-single-word="false"/>
      <style:text-properties officeooo:paragraph-rsid="002f09df"/>
    </style:style>
    <style:style style:name="P15" style:family="paragraph" style:parent-style-name="Heading_20_2">
      <style:paragraph-properties fo:text-align="justify" style:justify-single-word="false"/>
      <style:text-properties style:font-name="Times New Roman" fo:font-size="11pt" officeooo:rsid="000f84fc" officeooo:paragraph-rsid="0020252e" style:font-size-asian="11pt" style:font-size-complex="11pt"/>
    </style:style>
    <style:style style:name="P16" style:family="paragraph" style:parent-style-name="Standard">
      <style:text-properties fo:font-weight="normal" officeooo:rsid="0026b9fe" officeooo:paragraph-rsid="0026b9fe" style:font-weight-asian="normal" style:font-weight-complex="normal"/>
    </style:style>
    <style:style style:name="T1" style:family="text">
      <style:text-properties officeooo:rsid="001e44e1"/>
    </style:style>
    <style:style style:name="T2" style:family="text">
      <style:text-properties fo:font-size="12pt" style:font-size-asian="12pt" style:font-size-complex="12pt"/>
    </style:style>
    <style:style style:name="T3" style:family="text">
      <style:text-properties fo:font-size="12pt" officeooo:rsid="001dd443" style:font-size-asian="12pt" style:font-size-complex="12pt"/>
    </style:style>
    <style:style style:name="T4" style:family="text">
      <style:text-properties fo:font-size="12pt" officeooo:rsid="002f09df" style:font-size-asian="12pt" style:font-size-complex="12pt"/>
    </style:style>
    <style:style style:name="T5" style:family="text">
      <style:text-properties style:font-name="Times New Roman" fo:font-size="12pt" officeooo:rsid="000f84fc" style:font-size-asian="12pt" style:font-size-complex="12pt"/>
    </style:style>
    <style:style style:name="T6" style:family="text">
      <style:text-properties style:font-name="Times New Roman" fo:font-size="12pt" officeooo:rsid="001dd443" style:font-size-asian="12pt" style:font-size-complex="12pt"/>
    </style:style>
    <style:style style:name="T7" style:family="text">
      <style:text-properties fo:font-weight="normal" officeooo:rsid="002147c4" style:font-weight-asian="normal" style:font-weight-complex="normal"/>
    </style:style>
    <style:style style:name="T8" style:family="text">
      <style:text-properties officeooo:rsid="00288b06"/>
    </style:style>
    <style:style style:name="T9" style:family="text">
      <style:text-properties officeooo:rsid="00293c4d"/>
    </style:style>
    <style:style style:name="T10" style:family="text">
      <style:text-properties officeooo:rsid="002a784e"/>
    </style:style>
    <style:style style:name="T11" style:family="text">
      <style:text-properties officeooo:rsid="003166e5"/>
    </style:style>
    <style:style style:name="T12" style:family="text">
      <style:text-properties officeooo:rsid="0031c0b7"/>
    </style:style>
    <style:style style:name="T13" style:family="text">
      <style:text-properties officeooo:rsid="00351003"/>
    </style:style>
    <style:style style:name="T14" style:family="text">
      <style:text-properties officeooo:rsid="00358a30"/>
    </style:style>
    <style:style style:name="T15" style:family="text">
      <style:text-properties officeooo:rsid="00368fb6"/>
    </style:style>
    <style:style style:name="T16" style:family="text">
      <style:text-properties officeooo:rsid="00377caa"/>
    </style:style>
    <style:style style:name="T17" style:family="text">
      <style:text-properties officeooo:rsid="00385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Methodology</text:p>
      <text:p text:style-name="P8">2.1 Hybrid text classification Model</text:p>
      <text:p text:style-name="P8"><text:tab/><text:span text:style-name="T7">brief about preprocessing , text representation , text classif ml hybrid , text classif dl hybrid</text:span></text:p>
      <text:p text:style-name="P6"><text:span text:style-name="T1">2.1.1 </text:span>Preprocessing</text:p>
      <text:p text:style-name="P11">[1. output , explain ] </text:p>
      <text:p text:style-name="P11"><text:tab/><text:span text:style-name="T11">The language and vocabulary used in chat can vary from the original rules. To normalize the vocabulary used and to remove the most frequently occuring words and articles, preprocessing is applied on the text before training the model. </text:span><text:span text:style-name="T12">The text is converted to lowercase , html tags are removed ,punctuations are removed , abbreviations</text:span><text:span text:style-name="T13"> are replaced with gramatically correct words, spelling correction is done on words. Stopwords are replaced. Stemming is done on the words to reduce the words to its root form. </text:span></text:p>
      <text:p text:style-name="P6"/>
      <text:p text:style-name="P7"><text:span text:style-name="T1">2.1.2 </text:span>Text Representation : bow, tfidf, word2vec</text:p>
      <text:p text:style-name="P11">[2. output , explain ] </text:p>
      <text:p text:style-name="P11"><text:tab/><text:span text:style-name="T13">The Machine Learning and Deep Learning Models require the input data to be in numerical form. Text representation techniques used includes Bag Of Words, TFIDF and Word2Vec. </text:span><text:span text:style-name="T14">In Bag Of Words representation, the </text:span><text:span text:style-name="T15">chat text</text:span><text:span text:style-name="T14"> is represented as a vector. The vector </text:span><text:span text:style-name="T15">elements refer to the number of times a word is 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16">given</text:span><text:span text:style-name="T15"> more score. </text:span><text:span text:style-name="T16">Sematic relationship of the words is not captured by TFIDF , therefore Word2Vec method is used. </text:span><text:span text:style-name="T17">It also solves the problem of sparsity by using dense vectors. </text:span></text:p>
      <text:p text:style-name="P11">[3. output , explain ] </text:p>
      <text:p text:style-name="P7"/>
      <text:p text:style-name="P7"><text:span text:style-name="T1">2.1.3 </text:span>Text classif ML model ensemble : GNB, MNB, BNB , SVC, KNC, DTC, LRC, RFC, ABC, BC, ETC, GBDT , XGB</text:p>
      <text:p text:style-name="P11">[4. output , explain ] -- </text:p>
      <text:p text:style-name="P11">[5. output , explain ] </text:p>
      <text:p text:style-name="P11"/>
      <text:p text:style-name="P7"><text:span text:style-name="T1">2.1.4 </text:span>Text classif DL model ensemble : ANN, GRU , LSTM</text:p>
      <text:p text:style-name="P11">[6. output , explain ] </text:p>
      <text:p text:style-name="P11">[7. output , explain ] --</text:p>
      <text:p text:style-name="P6"/>
      <text:p text:style-name="P10">2.2 Hybrid Sales Prediction Model</text:p>
      <text:p text:style-name="P6"><text:span text:style-name="T1">2.2.</text:span><text:span text:style-name="T8">1</text:span><text:span text:style-name="T1"> </text:span>EDA : Orderwise , productwise, clientwise</text:p>
      <text:p text:style-name="P12">[1. output, explain]</text:p>
      <text:p text:style-name="P12">[2. output, explain]</text:p>
      <text:p text:style-name="P12">[3. output, explain]</text:p>
      <text:p text:style-name="P12">[4. output, explain]</text:p>
      <text:p text:style-name="P12"/>
      <text:p text:style-name="P6"><text:span text:style-name="T1">2.2.</text:span><text:span text:style-name="T8">2</text:span><text:span text:style-name="T1"> </text:span>Model training(hyperparameter tuning,<text:span text:style-name="T9">normalization</text:span>) : multiple lr,polynomial, ridge, lasso , elasticNet, logistic , softmax, dtree, reg tree, random forest : Orderwise , productwise, clientwise</text:p>
      <text:p text:style-name="P12">[5. output, explain]</text:p>
      <text:p text:style-name="P12">[6. output, explain]</text:p>
      <text:p text:style-name="P12">[7. output, explain]</text:p>
      <text:p text:style-name="P12">[8. output, explain]</text:p>
      <text:p text:style-name="P12">[9. output, explain]</text:p>
      <text:p text:style-name="P12">[10. output, explain]</text:p>
      <text:p text:style-name="P12">[11. output, explain]</text:p>
      <text:p text:style-name="P12"><text:soft-page-break/>[12. output, explain]</text:p>
      <text:p text:style-name="P12">[13. output, explain]</text:p>
      <text:p text:style-name="P13">[<text:span text:style-name="T10">14</text:span>. output, explain]</text:p>
      <text:p text:style-name="P13">[<text:span text:style-name="T10">1</text:span>5. output, explain]</text:p>
      <text:p text:style-name="P13"/>
      <text:p text:style-name="P12"/>
      <text:p text:style-name="P6"><text:span text:style-name="T1">2.2.</text:span><text:span text:style-name="T8">3</text:span><text:span text:style-name="T1"> </text:span>Ensemble model training : voting , bagging , random forest, ADA boosting , gradient boosting , stacking , blending : Orderwise , productwise, clientwise</text:p>
      <text:p text:style-name="P13">[<text:span text:style-name="T10">16</text:span>. output, explain]</text:p>
      <text:p text:style-name="P13">[<text:span text:style-name="T10">17</text:span>. output, explain]</text:p>
      <text:p text:style-name="P13">[<text:span text:style-name="T10">18</text:span>. output, explain]</text:p>
      <text:p text:style-name="P13">[<text:span text:style-name="T10">19</text:span>. output, explain]</text:p>
      <text:p text:style-name="P13">[<text:span text:style-name="T10">20</text:span>. output, explain]</text:p>
      <text:p text:style-name="P13">[<text:span text:style-name="T10">21</text:span>. output, explain]</text:p>
      <text:p text:style-name="P13"/>
      <text:p text:style-name="P9">3. Experimental Design : already avail , own datasets</text:p>
      <text:h text:style-name="P15" text:outline-level="2"><text:span text:style-name="T3">3</text:span><text:span text:style-name="T2">.</text:span><text:span text:style-name="T3">1</text:span><text:span text:style-name="T2"> </text:span><text:span text:style-name="T3">Prebuilt Dataset</text:span></text:h>
      <text:p text:style-name="P2">- IMDB Movie review for sentiment classif.</text:p>
      <text:p text:style-name="P2"/>
      <text:h text:style-name="P15" text:outline-level="2"><text:span text:style-name="T3">3</text:span><text:span text:style-name="T2">.</text:span><text:span text:style-name="T3">2</text:span><text:span text:style-name="T2"> </text:span><text:span text:style-name="T4">Dataset Generation</text:span></text:h>
      <text:p text:style-name="P5">[0. output, explain] </text:p>
      <text:p text:style-name="P5"><text:tab/>- avg sampling done to get chats before order</text:p>
      <text:p text:style-name="P14"><text:span text:style-name="T5"><text:tab/>- </text:span><text:span text:style-name="T6">Orderwise</text:span></text:p>
      <text:p text:style-name="P3"><text:tab/>- Productwise</text:p>
      <text:p text:style-name="P4"><text:tab/>- Clientwise</text:p>
      <text:p text:style-name="P4"/>
      <text:p text:style-name="P1">4. Performance Evaluation</text:p>
      <text:p text:style-name="P1">4.1 : all metrics results for hybrid text model , sales model</text:p>
      <text:p text:style-name="P1">4.2 : performance analysis hybrid text model , sales model</text:p>
      <text:p text:style-name="P1">4.3 : discussion for sales, text model</text:p>
      <text:p text:style-name="P1"/>
      <text:p text:style-name="P1">5. Conclusion: sales hybrid , text hybrid model</text:p>
      <text:p text:style-name="P1"/>
      <text:p text:style-name="P1">1. Introduction</text:p>
      <text:p text:style-name="P1">1.1 : Related works – all models rps [write 6.Ref here]</text:p>
      <text:p text:style-name="P1">1.2 : Motivation – DLOM project</text:p>
      <text:p text:style-name="P1">1.3 : Contribution – hybrid sales model using hybrid text classif</text:p>
      <text:p text:style-name="P1">1.4 : Outline of proposed – hybrid sales model using hybrid text classif</text:p>
      <text:p text:style-name="P1"><text:soft-page-break/>1.5 : Organizatoni of pap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23:17.781388672</meta:creation-date>
    <meta:generator>LibreOffice/7.2.7.2$Linux_X86_64 LibreOffice_project/20$Build-2</meta:generator>
    <dc:date>2022-10-14T15:57:41.466394791</dc:date>
    <meta:editing-duration>P3DT14H53M31S</meta:editing-duration>
    <meta:editing-cycles>15</meta:editing-cycles>
    <meta:document-statistic meta:table-count="0" meta:image-count="0" meta:object-count="0" meta:page-count="3" meta:paragraph-count="61" meta:word-count="593" meta:character-count="3541" meta:non-whitespace-character-count="2988"/>
  </office:meta>
</office:document-meta>
</file>